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ync function fetchQuestions() {</text:p>
      <text:p text:style-name="Standard">  const params = {</text:p>
      <text:p text:style-name="Standard">    Bucket: &amp;#39;zyworld3-game-data&amp;#39;,</text:p>
      <text:p text:style-name="Standard">    Key: &amp;#39;questions/questions.json&amp;#39;</text:p>
      <text:p text:style-name="Standard">  };</text:p>
      <text:p text:style-name="Standard">  try {</text:p>
      <text:p text:style-name="Standard">    const data = await s3.getObject(params).promise();</text:p>
      <text:p text:style-name="Standard">    const questions = JSON.parse(data.Body.toString(&amp;#39;utf-8&amp;#39;));</text:p>
      <text:p text:style-name="Standard">    console.log(questions);</text:p>
      <text:p text:style-name="Standard">    return questions;</text:p>
      <text:p text:style-name="Standard">  } catch (error) {</text:p>
      <text:p text:style-name="Standard">    console.error(&amp;quot;Error fetching questions:&amp;quot;, error);</text:p>
      <text:p text:style-name="Standard">  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4:46.982862604</meta:creation-date>
    <dc:date>2024-12-02T20:55:09.533451767</dc:date>
    <meta:editing-duration>PT25S</meta:editing-duration>
    <meta:editing-cycles>1</meta:editing-cycles>
    <meta:document-statistic meta:table-count="0" meta:image-count="0" meta:object-count="0" meta:page-count="1" meta:paragraph-count="14" meta:word-count="37" meta:character-count="405" meta:non-whitespace-character-count="344"/>
    <meta:generator>LibreOffice/7.3.7.2$Linux_X86_64 LibreOffice_project/30$Build-2</meta:generator>
  </office:meta>
</office:document-meta>
</file>